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6.015cm" fo:break-before="auto" style:use-optimal-row-height="true"/>
    </style:style>
    <style:style style:name="ro9" style:family="table-row">
      <style:table-row-properties style:row-height="8.343cm" fo:break-before="auto" style:use-optimal-row-height="true"/>
    </style:style>
    <style:style style:name="ro10" style:family="table-row">
      <style:table-row-properties style:row-height="0.953cm" fo:break-before="auto" style:use-optimal-row-height="true"/>
    </style:style>
    <style:style style:name="ro11" style:family="table-row">
      <style:table-row-properties style:row-height="0.577cm" fo:break-before="auto" style:use-optimal-row-height="true"/>
    </style:style>
    <style:style style:name="ro12" style:family="table-row">
      <style:table-row-properties style:row-height="2.89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729cm" fo:break-before="auto" style:use-optimal-row-height="true"/>
    </style:style>
    <style:style style:name="ro17" style:family="table-row">
      <style:table-row-properties style:row-height="2.505cm" fo:break-before="auto" style:use-optimal-row-height="true"/>
    </style:style>
    <style:style style:name="ro18" style:family="table-row">
      <style:table-row-properties style:row-height="5.239cm" fo:break-before="auto" style:use-optimal-row-height="true"/>
    </style:style>
    <style:style style:name="ro19" style:family="table-row">
      <style:table-row-properties style:row-height="4.463cm" fo:break-before="auto" style:use-optimal-row-height="true"/>
    </style:style>
    <style:style style:name="ro20"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fo:padding="0.101cm"/>
    </style:style>
    <style:style style:name="ce27"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2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2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3"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style:vertical-align="middle"/>
      <style:paragraph-properties fo:text-align="start" fo:margin-left="0cm"/>
    </style:style>
    <style:style style:name="ce3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33" style:family="table-cell" style:parent-style-name="Default">
      <style:table-cell-properties style:text-align-source="fix" style:repeat-content="false" fo:wrap-option="wrap" fo:padding="0.101cm" style:vertical-align="middle"/>
      <style:paragraph-properties fo:text-align="start" fo:margin-left="0cm"/>
    </style:style>
    <style:style style:name="ce34" style:family="table-cell" style:parent-style-name="Default">
      <style:table-cell-properties fo:wrap-option="wrap" fo:padding="0.101cm"/>
    </style:style>
    <style:style style:name="ce35"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36" style:family="table-cell" style:parent-style-name="Default">
      <style:table-cell-properties fo:wrap-option="wrap"/>
    </style:style>
    <style:style style:name="ce37" style:family="table-cell" style:parent-style-name="Default">
      <style:table-cell-properties style:text-align-source="fix" style:repeat-content="false" fo:wrap-option="wrap" fo:padding="0.101cm"/>
      <style:paragraph-properties fo:text-align="start" fo:margin-left="0cm"/>
    </style:style>
    <style:style style:name="ce39"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8"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9"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0"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1"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2"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63" style:family="table-cell" style:parent-style-name="Default">
      <style:table-cell-properties style:text-align-source="fix" style:repeat-content="false" fo:wrap-option="wrap" fo:padding="0.101cm" style:vertical-align="automatic"/>
      <style:paragraph-properties fo:text-align="center" fo:margin-left="0cm"/>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74"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104"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1.F4"/>
      <style:map style:condition="cell-content()=&quot;Non&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56"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1.F4"/>
      <style:map style:condition="cell-content()=&quot;Non&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2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2.F4"/>
      <style:map style:condition="cell-content()=&quot;Non&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28"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2.F4"/>
      <style:map style:condition="cell-content()=&quot;Non&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2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3.F4"/>
      <style:map style:condition="cell-content()=&quot;Non&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30"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3.F4"/>
      <style:map style:condition="cell-content()=&quot;Non&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3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4.F4"/>
      <style:map style:condition="cell-content()=&quot;Non&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32"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4.F4"/>
      <style:map style:condition="cell-content()=&quot;Non&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3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5.F4"/>
      <style:map style:condition="cell-content()=&quot;Non&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34"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5.F4"/>
      <style:map style:condition="cell-content()=&quot;Non&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6.F4"/>
      <style:map style:condition="cell-content()=&quot;Non&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36"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6.F4"/>
      <style:map style:condition="cell-content()=&quot;Non&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7.F4"/>
      <style:map style:condition="cell-content()=&quot;Non&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39"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7.F4"/>
      <style:map style:condition="cell-content()=&quot;Non&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4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8.F4"/>
      <style:map style:condition="cell-content()=&quot;Non&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41"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8.F4"/>
      <style:map style:condition="cell-content()=&quot;Non&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4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9.F4"/>
      <style:map style:condition="cell-content()=&quot;Non&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43"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9.F4"/>
      <style:map style:condition="cell-content()=&quot;Non&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4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10.F4"/>
      <style:map style:condition="cell-content()=&quot;Non&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45"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10.F4"/>
      <style:map style:condition="cell-content()=&quot;Non&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fr" fo:country="FR"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Lucida Sans" style:font-size-complex="10pt" style:language-complex="hi" style:country-complex="IN" style:font-style-complex="italic" style:font-weight-complex="bold"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Oui&quot;;&quot;Non&quot;;&quot;NA&quot;;&quot;NT&quot;)" table:allow-empty-cell="false" table:display-list="unsorted" table:base-cell-address="'Règles (modèle)'.F4">
          <table:error-message table:message-type="stop" table:display="true"/>
        </table:content-validation>
      </table:content-validations>
      <table:table table:name="Mode d'emploi" table:style-name="ta1">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0" calcext:value-type="string" table:number-columns-spanned="5" table:number-rows-spanned="1">
            <text:p>RGAA 4.1 – Grille d’audit flash (checklist) – version 1.0</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80" office:value-type="string" calcext:value-type="string">
            <text:p>Copsaé</text:p>
          </table:table-cell>
          <table:table-cell table:style-name="ce80" office:value-type="string" calcext:value-type="string" table:number-columns-spanned="3" table:number-rows-spanned="1">
            <text:p><text:a xlink:href="https://www.copsae.fr/" xlink:type="simple">https://www.copsae.fr/</text:a></text:p>
          </table:table-cell>
          <table:covered-table-cell table:style-name="ce80"/>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74"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74"/>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6">
          <table:table-cell table:style-name="ce74"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74"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74"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7">
          <table:table-cell table:style-name="ce74" office:value-type="string" calcext:value-type="string" table:number-columns-spanned="5" table:number-rows-spanned="1">
            <text:p><text:span text:style-name="T1">10 pages : </text:span>La grille a été prévue pour 10 pages mais vous pouvez en ajouter autant que vous voulez ou en supprimer. Pour cela, il faudra modifier les onglets « Échantillon » et « Calculs ». Il faudra également soit supprimer les onglets « PXX » en trop ou en ajouter en dupliquant le dernier. Nous conseillons d’utiliser la page 1 pour analyser les éléments transverses à toutes les pages (en-tête, pied de page, etc.) afin d’éviter de les analyser dans chaque page.</text:p>
          </table:table-cell>
          <table:covered-table-cell table:number-columns-repeated="4"/>
          <table:table-cell table:number-columns-repeated="1019"/>
        </table:table-row>
        <table:table-row table:style-name="ro7">
          <table:table-cell table:style-name="ce74"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7">
          <table:table-cell table:style-name="ce74"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table-cell table:number-columns-repeated="1019"/>
        </table:table-row>
        <table:table-row table:style-name="ro8">
          <table:table-cell table:style-name="ce74"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et non de « Statut ». Les valeurs possibles sont donc :</text:p>
            <text:p/>
            <text:p>– « <text:span text:style-name="T1">Oui</text:span> » : Au moins un problème est relevé dans la page pour la règle en question ;</text:p>
            <text:p><text:span text:style-name="T9">– </text:span>« <text:span text:style-name="T1">Non</text:span> » : Aucun problème n’a été détecté dans la page pour la règle en question (ce qui ne veut pas dire qu’il n’y en a pas pour les critères RGAA concernés mais que, via l’audit flash, l’auditeur ou l’auditrice n’en a pas détecté) ;</text:p>
            <text:p><text:span text:style-name="T9">–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9">–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9">
          <table:table-cell table:style-name="ce74"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9">–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9">–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sur le dépôt Github : audit-flash-rgaa/audit-flash-document-preconisations.md).</text:p>
          </table:table-cell>
          <table:covered-table-cell table:number-columns-repeated="4"/>
          <table:table-cell table:number-columns-repeated="1019"/>
        </table:table-row>
        <table:table-row table:style-name="ro10">
          <table:table-cell table:style-name="ce74" office:value-type="string" calcext:value-type="string" table:number-columns-spanned="5" table:number-rows-spanned="1">
            <text:p><text:span text:style-name="T1">Si la règle est non applicable pour raison d’exemption ou dérogation</text:span><text:span text:style-name="T3">, il est préférable d’indiquer les problèmes concernés dans la colonne listant les problèmes relevés.</text:span></text:p>
          </table:table-cell>
          <table:covered-table-cell table:number-columns-repeated="4"/>
          <table:table-cell table:number-columns-repeated="1019"/>
        </table:table-row>
        <table:table-row table:style-name="ro3" table:number-rows-repeated="1048555">
          <table:table-cell table:number-columns-repeated="1024"/>
        </table:table-row>
        <table:table-row table:style-name="ro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0" calcext:value-type="string" table:number-columns-spanned="5" table:number-rows-spanned="1">
            <text:p>RGAA 4.1 – Grille d’audit flash (checklist) – version 1.0</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74"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0">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0">
          <table:table-cell table:style-name="ce92" office:value-type="string" calcext:value-type="string">
            <text:p>Source de la traduction du résumé de la licence :</text:p>
          </table:table-cell>
          <table:table-cell table:style-name="ce74"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2">
          <table:table-cell table:style-name="ce74" office:value-type="string" calcext:value-type="string" table:number-columns-spanned="5" table:number-rows-spanned="1">
            <text:p><text:span text:style-name="T9">– </text:span><text:span text:style-name="T10">Utilisation commerciale :</text:span><text:span text:style-name="T11"> Le matériel sous licence et ses dérivés peuvent être utilisés à des fins commerciales.</text:span></text:p>
            <text:p><text:span text:style-name="T9">– </text:span><text:span text:style-name="T10">Modification :</text:span><text:span text:style-name="T11"> Le matériel sous licence peut être modifié.</text:span></text:p>
            <text:p><text:span text:style-name="T9">– </text:span><text:span text:style-name="T10">Distribution :</text:span><text:span text:style-name="T11"> Le matériel sous licence peut être distribué.</text:span></text:p>
            <text:p><text:span text:style-name="T9">– </text:span><text:span text:style-name="T10">Usage de brevets :</text:span><text:span text:style-name="T11"> Cette licence prévoit une concession expresse de droits de brevet de la part des contributeurs et contributrices.</text:span></text:p>
            <text:p><text:span text:style-name="T9">– </text:span><text:span text:style-name="T10">Usage privé :</text:span><text:span text:style-name="T11"> Le matériel sous licence peut être utilisé et modifié en privé.</text:span></text:p>
          </table:table-cell>
          <table:covered-table-cell table:number-columns-repeated="4" table:style-name="ce75"/>
          <table:table-cell table:number-columns-repeated="1019"/>
        </table:table-row>
        <table:table-row table:style-name="ro13">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9">– </text:span><text:span text:style-name="T10">Garantie :</text:span><text:span text:style-name="T11"> Cette licence indique explicitement qu'elle ne fournit aucune garantie.</text:span></text:p>
          </table:table-cell>
          <table:covered-table-cell table:number-columns-repeated="4"/>
          <table:table-cell table:number-columns-repeated="1019"/>
        </table:table-row>
        <table:table-row table:style-name="ro13">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71" office:value-type="string" calcext:value-type="string" table:number-columns-spanned="5" table:number-rows-spanned="1">
            <text:p><text:span text:style-name="T9">– </text:span><text:span text:style-name="T10">Licence et avis de droits d'auteur/autrice (</text:span><text:span text:style-name="T12">copyright</text:span><text:span text:style-name="T13">) :</text:span><text:span text:style-name="T14"> Une copie de la licence et de l'avis de droit d'auteur/autrice doivent être inclus avec le matériel sous licence.</text:span></text:p>
            <text:p><text:span text:style-name="T9">– </text:span><text:span text:style-name="T10">Indiquer les modifications :</text:span><text:span text:style-name="T11"> Les modifications apportées au matériel sous licence doivent être documentées.</text:span></text:p>
            <text:p><text:span text:style-name="T9">– </text:span><text:span text:style-name="T10">Indiquer la source :</text:span><text:span text:style-name="T11"> Le code source doit être mis à disposition lorsque le matériel sous licence est distribué.</text:span></text:p>
            <text:p><text:span text:style-name="T9">– </text:span><text:span text:style-name="T10">Même licence :</text:span><text:span text:style-name="T11">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checklist) – version 1.0" calcext:value-type="string" table:number-columns-spanned="4" table:number-rows-spanned="1">
            <text:p>RGAA 4.1 – Grille d’audit flash (checklist) – version 1.0</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0">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0">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0" calcext:value-type="string" table:number-columns-spanned="3" table:number-rows-spanned="1">
            <text:p>RGAA 4.1 – Grille d’audit flash (checklist) – version 1.0</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37];&quot;oui&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5:$P02.F38];&quot;oui&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5:$P03.F38];&quot;oui&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5:$P04.F38];&quot;oui&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5:$P05.F38];&quot;oui&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5:$P06.F38];&quot;oui&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5:$P07.F38];&quot;oui&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5:$P08.F38];&quot;oui&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5:$P09.F38];&quot;oui&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5:$P10.F38];&quot;oui&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104"/>
        <table:table-column table:style-name="co4" table:default-cell-style-name="ce13"/>
        <table:table-column table:style-name="co14" table:default-cell-style-name="ce104"/>
        <table:table-column table:style-name="co4" table:default-cell-style-name="ce13"/>
        <table:table-column table:style-name="co15" table:default-cell-style-name="ce20"/>
        <table:table-column table:style-name="co4" table:default-cell-style-name="ce104"/>
        <table:table-column table:style-name="co16" table:default-cell-style-name="ce104"/>
        <table:table-column table:style-name="co4" table:number-columns-repeated="1017" table:default-cell-style-name="ce104"/>
        <table:table-row table:style-name="ro1">
          <table:table-cell table:style-name="ce66" office:value-type="string"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Problème détecté</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7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73"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7"><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7"><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73"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7">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7"><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7">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16">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81" office:value-type="string" calcext:value-type="string">
            <text:p><text:span text:style-name="T17"><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7"><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7"><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7"><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8">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73"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Structur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7"><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81" office:value-type="string" calcext:value-type="string">
            <text:p><text:span text:style-name="T17"><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7"><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7"><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7"><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73"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7"><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7"><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81" office:value-type="string" calcext:value-type="string">
            <text:p><text:span text:style-name="T17"><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7"><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81" office:value-type="string" calcext:value-type="string">
            <text:p><text:span text:style-name="T17"><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81" office:value-type="string" calcext:value-type="string">
            <text:p><text:span text:style-name="T17"><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20">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81" office:value-type="string" calcext:value-type="string">
            <text:p><text:span text:style-name="T17"><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37">
          <table:table-cell table:number-columns-repeated="1024"/>
        </table:table-row>
        <table:table-row table:style-name="ro3">
          <table:table-cell table:number-columns-repeated="1024"/>
        </table:table-row>
        <calcext:conditional-formats>
          <calcext:conditional-format calcext:target-range-address="'Règles (modèle)'.B6:'Règles (modèle)'.G3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Problème détecté" calcext:value-type="string">
            <text:p>Problème détecté</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56" table:content-validation-name="val1" office:value-type="string" calcext:value-type="string">
            <text:p>NA</text:p>
          </table:table-cell>
          <table:table-cell table:style-name="ce9"/>
          <table:table-cell table:number-columns-repeated="1017"/>
        </table:table-row>
        <table:table-row table:style-name="ro16">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55" table:content-validation-name="val1" office:value-type="string" calcext:value-type="string">
            <text:p>Oui</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55" table:content-validation-name="val1" office:value-type="string" calcext:value-type="string">
            <text:p>Non</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calcext:value-type="string" table:number-columns-spanned="1" table:number-rows-spanned="2">
            <text:p>Structur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calcext:value-type="string" table:number-columns-spanned="1" table:number-rows-spanned="4">
            <text:p>Présent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1.F4:P01.F37">
            <calcext:condition calcext:apply-style-name="Statut - Oui (problème détecté)" calcext:value="=&quot;Oui&quot;" calcext:base-cell-address="P01.F4"/>
            <calcext:condition calcext:apply-style-name="Statut - Non (problème non détecté)" calcext:value="=&quot;Non&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1.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1.A3]" office:value-type="string" office:string-value="Thématique(s) RGAA associée(s)" calcext:value-type="string">
            <text:p>Thématique(s) RGAA associée(s)</text:p>
          </table:table-cell>
          <table:table-cell table:style-name="En-tête_20_de_20_tableau" table:formula="of:=[P01.B3]" office:value-type="string" office:string-value="Numéro de règle" calcext:value-type="string">
            <text:p>Numéro de règle</text:p>
          </table:table-cell>
          <table:table-cell table:style-name="En-tête_20_de_20_tableau" table:formula="of:=[P01.C3]" office:value-type="string" office:string-value="Règle" calcext:value-type="string">
            <text:p>Règle</text:p>
          </table:table-cell>
          <table:table-cell table:style-name="En-tête_20_de_20_tableau" table:formula="of:=[P01.D3]" office:value-type="string" office:string-value="Critères RGAA ciblés" calcext:value-type="string">
            <text:p>Critères RGAA ciblés</text:p>
          </table:table-cell>
          <table:table-cell table:style-name="En-tête_20_de_20_tableau" table:formula="of:=[P01.E3]" office:value-type="string" office:string-value="Comment tester (outils)" calcext:value-type="string">
            <text:p>Comment tester (outils)</text:p>
          </table:table-cell>
          <table:table-cell table:style-name="En-tête_20_de_20_tableau" table:formula="of:=[P01.F3]" office:value-type="string" office:string-value="Problème détecté" calcext:value-type="string">
            <text:p>Problème détecté</text:p>
          </table:table-cell>
          <table:table-cell table:style-name="En-tête_20_de_20_tableau" table:formula="of:=[P01.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1.A4]" office:value-type="string" office:string-value="Images" calcext:value-type="string" table:number-columns-spanned="1" table:number-rows-spanned="4">
            <text:p>Images</text:p>
          </table:table-cell>
          <table:table-cell table:style-name="ce8" table:formula="of:=[P01.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1.E4]" office:value-type="string" office:string-value="– Web Developer Toolbar : « Display alt attributes »&#10;– Assistant RGAA" calcext:value-type="string">
            <text:p>– Web Developer Toolbar : « Display alt attributes »</text:p>
            <text:p>– 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1.E5]" office:value-type="string" office:string-value="– Web Developer Toolbar : « Display alt attributes »&#10;– Assistant RGAA" calcext:value-type="string">
            <text:p>– Web Developer Toolbar : « Display alt attributes »</text:p>
            <text:p>– 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1.E6]"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1.E7]"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8]" office:value-type="string" office:string-value="Cadres" calcext:value-type="string">
            <text:p>Cadres</text:p>
          </table:table-cell>
          <table:table-cell table:style-name="ce8" table:formula="of:=[P01.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1.E8]"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9]" office:value-type="string" office:string-value="Couleurs" calcext:value-type="string" table:number-columns-spanned="1" table:number-rows-spanned="2">
            <text:p>Couleurs</text:p>
          </table:table-cell>
          <table:table-cell table:style-name="ce8" table:formula="of:=[P01.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1.E9]"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1.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11]" office:value-type="string" office:string-value="Multimédia" calcext:value-type="string" table:number-columns-spanned="1" table:number-rows-spanned="4">
            <text:p>Multimédia</text:p>
          </table:table-cell>
          <table:table-cell table:style-name="ce8" table:formula="of:=[P01.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1.E11]"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1.E12]"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1.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1.E13]"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1.E14]"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1.A15]" office:value-type="string" office:string-value="Multimédia, Scripts, Présentation, Navigation" calcext:value-type="string">
            <text:p>Multimédia, Scripts, Présentation, Navigation</text:p>
          </table:table-cell>
          <table:table-cell table:style-name="ce8" table:formula="of:=[P01.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1.E15]" office:value-type="string" office:string-value="Touche tabulation du clavier sur Firefox" calcext:value-type="string">
            <text:p>Touche tabulation du clavier sur Firefox</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1.A16]" office:value-type="string" office:string-value="Tableaux" calcext:value-type="string" table:number-columns-spanned="1" table:number-rows-spanned="2">
            <text:p>Tableaux</text:p>
          </table:table-cell>
          <table:table-cell table:style-name="ce8" table:formula="of:=[P01.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1.E16]"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1.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1.E17]"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1.A18]" office:value-type="string" office:string-value="Liens" calcext:value-type="string" table:number-columns-spanned="1" table:number-rows-spanned="2">
            <text:p>Liens</text:p>
          </table:table-cell>
          <table:table-cell table:style-name="ce8" table:formula="of:=[P01.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1.E18]"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1.E19]"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1.A20]" office:value-type="string" office:string-value="Éléments obligatoires" calcext:value-type="string" table:number-columns-spanned="1" table:number-rows-spanned="3">
            <text:p>Éléments obligatoires</text:p>
          </table:table-cell>
          <table:table-cell table:style-name="ce8" table:formula="of:=[P01.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1.E20]" office:value-type="string" office:string-value="Validateur HTML" calcext:value-type="string">
            <text:p>Validateur HTML</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1.E21]"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1.E22]"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3]" office:value-type="string" office:string-value="Structuration" calcext:value-type="string" table:number-columns-spanned="1" table:number-rows-spanned="2">
            <text:p>Structuration</text:p>
          </table:table-cell>
          <table:table-cell table:style-name="ce8" table:formula="of:=[P01.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1.E23]" office:value-type="string" office:string-value="HeadingsMap" calcext:value-type="string">
            <text:p>HeadingsMap</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1.E24]"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25]" office:value-type="string" office:string-value="Présentation" calcext:value-type="string" table:number-columns-spanned="1" table:number-rows-spanned="4">
            <text:p>Présentation</text:p>
          </table:table-cell>
          <table:table-cell table:style-name="ce8" table:formula="of:=[P01.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1.E25]"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1.E26]" office:value-type="string" office:string-value="Vérification manuelle + lecture du contenu" calcext:value-type="string">
            <text:p>Vérification manuelle + lecture du contenu</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1.E27]" office:value-type="string" office:string-value="Vue adaptative du navigateur - Comparaison entre 2 onglets" calcext:value-type="string">
            <text:p>Vue adaptative du navigateur - Comparaison entre 2 onglets</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1.E28]" office:value-type="string" office:string-value="Stylus (avec feuille de style pour tester l'espacement des caractères)" calcext:value-type="string">
            <text:p>Stylus (avec feuille de style pour tester l'espacement des caractères)</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9]" office:value-type="string" office:string-value="Formulaires" calcext:value-type="string" table:number-columns-spanned="1" table:number-rows-spanned="5">
            <text:p>Formulaires</text:p>
          </table:table-cell>
          <table:table-cell table:style-name="ce8" table:formula="of:=[P01.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1.E29]"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1.E30]"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1.E31]"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1.E32]"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1.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1.E33]"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34]" office:value-type="string" office:string-value="Navigation" calcext:value-type="string">
            <text:p>Navigation</text:p>
          </table:table-cell>
          <table:table-cell table:style-name="ce8" table:formula="of:=[P01.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1.E34]"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35]" office:value-type="string" office:string-value="Consultation" calcext:value-type="string" table:number-columns-spanned="1" table:number-rows-spanned="3">
            <text:p>Consultation</text:p>
          </table:table-cell>
          <table:table-cell table:style-name="ce8" table:formula="of:=[P01.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1.E35]"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1.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1.E36]"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P01.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1.E37]"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2.F4:P02.F37">
            <calcext:condition calcext:apply-style-name="Statut - Oui (problème détecté)" calcext:value="=&quot;Oui&quot;" calcext:base-cell-address="P02.F4"/>
            <calcext:condition calcext:apply-style-name="Statut - Non (problème non détecté)" calcext:value="=&quot;Non&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2.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2.A3]" office:value-type="string" office:string-value="Thématique(s) RGAA associée(s)" calcext:value-type="string">
            <text:p>Thématique(s) RGAA associée(s)</text:p>
          </table:table-cell>
          <table:table-cell table:style-name="En-tête_20_de_20_tableau" table:formula="of:=[P02.B3]" office:value-type="string" office:string-value="Numéro de règle" calcext:value-type="string">
            <text:p>Numéro de règle</text:p>
          </table:table-cell>
          <table:table-cell table:style-name="En-tête_20_de_20_tableau" table:formula="of:=[P02.C3]" office:value-type="string" office:string-value="Règle" calcext:value-type="string">
            <text:p>Règle</text:p>
          </table:table-cell>
          <table:table-cell table:style-name="En-tête_20_de_20_tableau" table:formula="of:=[P02.D3]" office:value-type="string" office:string-value="Critères RGAA ciblés" calcext:value-type="string">
            <text:p>Critères RGAA ciblés</text:p>
          </table:table-cell>
          <table:table-cell table:style-name="En-tête_20_de_20_tableau" table:formula="of:=[P02.E3]" office:value-type="string" office:string-value="Comment tester (outils)" calcext:value-type="string">
            <text:p>Comment tester (outils)</text:p>
          </table:table-cell>
          <table:table-cell table:style-name="En-tête_20_de_20_tableau" table:formula="of:=[P02.F3]" office:value-type="string" office:string-value="Problème détecté" calcext:value-type="string">
            <text:p>Problème détecté</text:p>
          </table:table-cell>
          <table:table-cell table:style-name="En-tête_20_de_20_tableau" table:formula="of:=[P02.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2.A4]" office:value-type="string" office:string-value="Images" calcext:value-type="string" table:number-columns-spanned="1" table:number-rows-spanned="4">
            <text:p>Images</text:p>
          </table:table-cell>
          <table:table-cell table:style-name="ce8" table:formula="of:=[P02.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2.E4]" office:value-type="string" office:string-value="– Web Developer Toolbar : « Display alt attributes »&#10;– Assistant RGAA" calcext:value-type="string">
            <text:p>– Web Developer Toolbar : « Display alt attributes »</text:p>
            <text:p>– 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2.E5]" office:value-type="string" office:string-value="– Web Developer Toolbar : « Display alt attributes »&#10;– Assistant RGAA" calcext:value-type="string">
            <text:p>– Web Developer Toolbar : « Display alt attributes »</text:p>
            <text:p>– 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2.E6]"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2.E7]"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8]" office:value-type="string" office:string-value="Cadres" calcext:value-type="string">
            <text:p>Cadres</text:p>
          </table:table-cell>
          <table:table-cell table:style-name="ce8" table:formula="of:=[P02.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2.E8]"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9]" office:value-type="string" office:string-value="Couleurs" calcext:value-type="string" table:number-columns-spanned="1" table:number-rows-spanned="2">
            <text:p>Couleurs</text:p>
          </table:table-cell>
          <table:table-cell table:style-name="ce8" table:formula="of:=[P02.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2.E9]"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2.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11]" office:value-type="string" office:string-value="Multimédia" calcext:value-type="string" table:number-columns-spanned="1" table:number-rows-spanned="4">
            <text:p>Multimédia</text:p>
          </table:table-cell>
          <table:table-cell table:style-name="ce8" table:formula="of:=[P02.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2.E11]"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2.E12]"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2.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2.E13]"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2.E14]"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2.A15]" office:value-type="string" office:string-value="Multimédia, Scripts, Présentation, Navigation" calcext:value-type="string">
            <text:p>Multimédia, Scripts, Présentation, Navigation</text:p>
          </table:table-cell>
          <table:table-cell table:style-name="ce8" table:formula="of:=[P02.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2.E15]" office:value-type="string" office:string-value="Touche tabulation du clavier sur Firefox" calcext:value-type="string">
            <text:p>Touche tabulation du clavier sur Firefox</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2.A16]" office:value-type="string" office:string-value="Tableaux" calcext:value-type="string" table:number-columns-spanned="1" table:number-rows-spanned="2">
            <text:p>Tableaux</text:p>
          </table:table-cell>
          <table:table-cell table:style-name="ce8" table:formula="of:=[P02.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2.E16]"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2.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2.E17]"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2.A18]" office:value-type="string" office:string-value="Liens" calcext:value-type="string" table:number-columns-spanned="1" table:number-rows-spanned="2">
            <text:p>Liens</text:p>
          </table:table-cell>
          <table:table-cell table:style-name="ce8" table:formula="of:=[P02.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2.E18]"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2.E19]"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2.A20]" office:value-type="string" office:string-value="Éléments obligatoires" calcext:value-type="string" table:number-columns-spanned="1" table:number-rows-spanned="3">
            <text:p>Éléments obligatoires</text:p>
          </table:table-cell>
          <table:table-cell table:style-name="ce8" table:formula="of:=[P02.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2.E20]" office:value-type="string" office:string-value="Validateur HTML" calcext:value-type="string">
            <text:p>Validateur HTML</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2.E21]"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2.E22]"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3]" office:value-type="string" office:string-value="Structuration" calcext:value-type="string" table:number-columns-spanned="1" table:number-rows-spanned="2">
            <text:p>Structuration</text:p>
          </table:table-cell>
          <table:table-cell table:style-name="ce8" table:formula="of:=[P02.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2.E23]" office:value-type="string" office:string-value="HeadingsMap" calcext:value-type="string">
            <text:p>HeadingsMap</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2.E24]"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25]" office:value-type="string" office:string-value="Présentation" calcext:value-type="string" table:number-columns-spanned="1" table:number-rows-spanned="4">
            <text:p>Présentation</text:p>
          </table:table-cell>
          <table:table-cell table:style-name="ce8" table:formula="of:=[P02.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2.E25]"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2.E26]" office:value-type="string" office:string-value="Vérification manuelle + lecture du contenu" calcext:value-type="string">
            <text:p>Vérification manuelle + lecture du contenu</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2.E27]" office:value-type="string" office:string-value="Vue adaptative du navigateur - Comparaison entre 2 onglets" calcext:value-type="string">
            <text:p>Vue adaptative du navigateur - Comparaison entre 2 onglets</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2.E28]" office:value-type="string" office:string-value="Stylus (avec feuille de style pour tester l'espacement des caractères)" calcext:value-type="string">
            <text:p>Stylus (avec feuille de style pour tester l'espacement des caractères)</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9]" office:value-type="string" office:string-value="Formulaires" calcext:value-type="string" table:number-columns-spanned="1" table:number-rows-spanned="5">
            <text:p>Formulaires</text:p>
          </table:table-cell>
          <table:table-cell table:style-name="ce8" table:formula="of:=[P02.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2.E29]"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2.E30]"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2.E31]"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2.E32]"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2.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2.E33]"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34]" office:value-type="string" office:string-value="Navigation" calcext:value-type="string">
            <text:p>Navigation</text:p>
          </table:table-cell>
          <table:table-cell table:style-name="ce8" table:formula="of:=[P02.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2.E34]"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35]" office:value-type="string" office:string-value="Consultation" calcext:value-type="string" table:number-columns-spanned="1" table:number-rows-spanned="3">
            <text:p>Consultation</text:p>
          </table:table-cell>
          <table:table-cell table:style-name="ce8" table:formula="of:=[P02.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2.E35]"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2.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2.E36]"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P02.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2.E37]"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3.F4:P03.F37">
            <calcext:condition calcext:apply-style-name="Statut - Oui (problème détecté)" calcext:value="=&quot;Oui&quot;" calcext:base-cell-address="P03.F4"/>
            <calcext:condition calcext:apply-style-name="Statut - Non (problème non détecté)" calcext:value="=&quot;Non&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3.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3.A3]" office:value-type="string" office:string-value="Thématique(s) RGAA associée(s)" calcext:value-type="string">
            <text:p>Thématique(s) RGAA associée(s)</text:p>
          </table:table-cell>
          <table:table-cell table:style-name="En-tête_20_de_20_tableau" table:formula="of:=[P03.B3]" office:value-type="string" office:string-value="Numéro de règle" calcext:value-type="string">
            <text:p>Numéro de règle</text:p>
          </table:table-cell>
          <table:table-cell table:style-name="En-tête_20_de_20_tableau" table:formula="of:=[P03.C3]" office:value-type="string" office:string-value="Règle" calcext:value-type="string">
            <text:p>Règle</text:p>
          </table:table-cell>
          <table:table-cell table:style-name="En-tête_20_de_20_tableau" table:formula="of:=[P03.D3]" office:value-type="string" office:string-value="Critères RGAA ciblés" calcext:value-type="string">
            <text:p>Critères RGAA ciblés</text:p>
          </table:table-cell>
          <table:table-cell table:style-name="En-tête_20_de_20_tableau" table:formula="of:=[P03.E3]" office:value-type="string" office:string-value="Comment tester (outils)" calcext:value-type="string">
            <text:p>Comment tester (outils)</text:p>
          </table:table-cell>
          <table:table-cell table:style-name="En-tête_20_de_20_tableau" table:formula="of:=[P03.F3]" office:value-type="string" office:string-value="Problème détecté" calcext:value-type="string">
            <text:p>Problème détecté</text:p>
          </table:table-cell>
          <table:table-cell table:style-name="En-tête_20_de_20_tableau" table:formula="of:=[P03.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3.A4]" office:value-type="string" office:string-value="Images" calcext:value-type="string" table:number-columns-spanned="1" table:number-rows-spanned="4">
            <text:p>Images</text:p>
          </table:table-cell>
          <table:table-cell table:style-name="ce8" table:formula="of:=[P03.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3.E4]" office:value-type="string" office:string-value="– Web Developer Toolbar : « Display alt attributes »&#10;– Assistant RGAA" calcext:value-type="string">
            <text:p>– Web Developer Toolbar : « Display alt attributes »</text:p>
            <text:p>– 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3.E5]" office:value-type="string" office:string-value="– Web Developer Toolbar : « Display alt attributes »&#10;– Assistant RGAA" calcext:value-type="string">
            <text:p>– Web Developer Toolbar : « Display alt attributes »</text:p>
            <text:p>– 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3.E6]" office:value-type="string" office:string-value="Vérification manuelle" calcext:value-type="string">
            <text:p>Vérification manuelle</text:p>
          </table:table-cell>
          <table:table-cell table:style-name="ce13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3.E7]"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8]" office:value-type="string" office:string-value="Cadres" calcext:value-type="string">
            <text:p>Cadres</text:p>
          </table:table-cell>
          <table:table-cell table:style-name="ce8" table:formula="of:=[P03.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3.E8]"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9]" office:value-type="string" office:string-value="Couleurs" calcext:value-type="string" table:number-columns-spanned="1" table:number-rows-spanned="2">
            <text:p>Couleurs</text:p>
          </table:table-cell>
          <table:table-cell table:style-name="ce8" table:formula="of:=[P03.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3.E9]"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3.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11]" office:value-type="string" office:string-value="Multimédia" calcext:value-type="string" table:number-columns-spanned="1" table:number-rows-spanned="4">
            <text:p>Multimédia</text:p>
          </table:table-cell>
          <table:table-cell table:style-name="ce8" table:formula="of:=[P03.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3.E11]"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3.E12]"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3.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3.E13]"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3.E14]"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3.A15]" office:value-type="string" office:string-value="Multimédia, Scripts, Présentation, Navigation" calcext:value-type="string">
            <text:p>Multimédia, Scripts, Présentation, Navigation</text:p>
          </table:table-cell>
          <table:table-cell table:style-name="ce8" table:formula="of:=[P03.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3.E15]" office:value-type="string" office:string-value="Touche tabulation du clavier sur Firefox" calcext:value-type="string">
            <text:p>Touche tabulation du clavier sur Firefox</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3.A16]" office:value-type="string" office:string-value="Tableaux" calcext:value-type="string" table:number-columns-spanned="1" table:number-rows-spanned="2">
            <text:p>Tableaux</text:p>
          </table:table-cell>
          <table:table-cell table:style-name="ce8" table:formula="of:=[P03.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3.E16]"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3.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3.E17]"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3.A18]" office:value-type="string" office:string-value="Liens" calcext:value-type="string" table:number-columns-spanned="1" table:number-rows-spanned="2">
            <text:p>Liens</text:p>
          </table:table-cell>
          <table:table-cell table:style-name="ce8" table:formula="of:=[P03.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3.E18]"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3.E19]"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3.A20]" office:value-type="string" office:string-value="Éléments obligatoires" calcext:value-type="string" table:number-columns-spanned="1" table:number-rows-spanned="3">
            <text:p>Éléments obligatoires</text:p>
          </table:table-cell>
          <table:table-cell table:style-name="ce8" table:formula="of:=[P03.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3.E20]" office:value-type="string" office:string-value="Validateur HTML" calcext:value-type="string">
            <text:p>Validateur HTML</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3.E21]"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3.E22]"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3]" office:value-type="string" office:string-value="Structuration" calcext:value-type="string" table:number-columns-spanned="1" table:number-rows-spanned="2">
            <text:p>Structuration</text:p>
          </table:table-cell>
          <table:table-cell table:style-name="ce8" table:formula="of:=[P03.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3.E23]" office:value-type="string" office:string-value="HeadingsMap" calcext:value-type="string">
            <text:p>HeadingsMap</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3.E24]"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25]" office:value-type="string" office:string-value="Présentation" calcext:value-type="string" table:number-columns-spanned="1" table:number-rows-spanned="4">
            <text:p>Présentation</text:p>
          </table:table-cell>
          <table:table-cell table:style-name="ce8" table:formula="of:=[P03.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3.E25]"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3.E26]" office:value-type="string" office:string-value="Vérification manuelle + lecture du contenu" calcext:value-type="string">
            <text:p>Vérification manuelle + lecture du contenu</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3.E27]" office:value-type="string" office:string-value="Vue adaptative du navigateur - Comparaison entre 2 onglets" calcext:value-type="string">
            <text:p>Vue adaptative du navigateur - Comparaison entre 2 onglets</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3.E28]" office:value-type="string" office:string-value="Stylus (avec feuille de style pour tester l'espacement des caractères)" calcext:value-type="string">
            <text:p>Stylus (avec feuille de style pour tester l'espacement des caractères)</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9]" office:value-type="string" office:string-value="Formulaires" calcext:value-type="string" table:number-columns-spanned="1" table:number-rows-spanned="5">
            <text:p>Formulaires</text:p>
          </table:table-cell>
          <table:table-cell table:style-name="ce8" table:formula="of:=[P03.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3.E29]"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3.E30]"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3.E31]"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3.E32]"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3.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3.E33]"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34]" office:value-type="string" office:string-value="Navigation" calcext:value-type="string">
            <text:p>Navigation</text:p>
          </table:table-cell>
          <table:table-cell table:style-name="ce8" table:formula="of:=[P03.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3.E34]"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35]" office:value-type="string" office:string-value="Consultation" calcext:value-type="string" table:number-columns-spanned="1" table:number-rows-spanned="3">
            <text:p>Consultation</text:p>
          </table:table-cell>
          <table:table-cell table:style-name="ce8" table:formula="of:=[P03.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3.E35]"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3.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3.E36]"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P03.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3.E37]"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4.F4:P04.F37">
            <calcext:condition calcext:apply-style-name="Statut - Oui (problème détecté)" calcext:value="=&quot;Oui&quot;" calcext:base-cell-address="P04.F4"/>
            <calcext:condition calcext:apply-style-name="Statut - Non (problème non détecté)" calcext:value="=&quot;Non&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4.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4.A3]" office:value-type="string" office:string-value="Thématique(s) RGAA associée(s)" calcext:value-type="string">
            <text:p>Thématique(s) RGAA associée(s)</text:p>
          </table:table-cell>
          <table:table-cell table:style-name="En-tête_20_de_20_tableau" table:formula="of:=[P04.B3]" office:value-type="string" office:string-value="Numéro de règle" calcext:value-type="string">
            <text:p>Numéro de règle</text:p>
          </table:table-cell>
          <table:table-cell table:style-name="En-tête_20_de_20_tableau" table:formula="of:=[P04.C3]" office:value-type="string" office:string-value="Règle" calcext:value-type="string">
            <text:p>Règle</text:p>
          </table:table-cell>
          <table:table-cell table:style-name="En-tête_20_de_20_tableau" table:formula="of:=[P04.D3]" office:value-type="string" office:string-value="Critères RGAA ciblés" calcext:value-type="string">
            <text:p>Critères RGAA ciblés</text:p>
          </table:table-cell>
          <table:table-cell table:style-name="En-tête_20_de_20_tableau" table:formula="of:=[P04.E3]" office:value-type="string" office:string-value="Comment tester (outils)" calcext:value-type="string">
            <text:p>Comment tester (outils)</text:p>
          </table:table-cell>
          <table:table-cell table:style-name="En-tête_20_de_20_tableau" table:formula="of:=[P04.F3]" office:value-type="string" office:string-value="Problème détecté" calcext:value-type="string">
            <text:p>Problème détecté</text:p>
          </table:table-cell>
          <table:table-cell table:style-name="En-tête_20_de_20_tableau" table:formula="of:=[P04.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4.A4]" office:value-type="string" office:string-value="Images" calcext:value-type="string" table:number-columns-spanned="1" table:number-rows-spanned="4">
            <text:p>Images</text:p>
          </table:table-cell>
          <table:table-cell table:style-name="ce8" table:formula="of:=[P04.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4.E4]" office:value-type="string" office:string-value="– Web Developer Toolbar : « Display alt attributes »&#10;– Assistant RGAA" calcext:value-type="string">
            <text:p>– Web Developer Toolbar : « Display alt attributes »</text:p>
            <text:p>– 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4.E5]" office:value-type="string" office:string-value="– Web Developer Toolbar : « Display alt attributes »&#10;– Assistant RGAA" calcext:value-type="string">
            <text:p>– Web Developer Toolbar : « Display alt attributes »</text:p>
            <text:p>– 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4.E6]"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4.E7]"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8]" office:value-type="string" office:string-value="Cadres" calcext:value-type="string">
            <text:p>Cadres</text:p>
          </table:table-cell>
          <table:table-cell table:style-name="ce8" table:formula="of:=[P04.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4.E8]"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9]" office:value-type="string" office:string-value="Couleurs" calcext:value-type="string" table:number-columns-spanned="1" table:number-rows-spanned="2">
            <text:p>Couleurs</text:p>
          </table:table-cell>
          <table:table-cell table:style-name="ce8" table:formula="of:=[P04.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4.E9]"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4.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11]" office:value-type="string" office:string-value="Multimédia" calcext:value-type="string" table:number-columns-spanned="1" table:number-rows-spanned="4">
            <text:p>Multimédia</text:p>
          </table:table-cell>
          <table:table-cell table:style-name="ce8" table:formula="of:=[P04.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4.E11]"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4.E12]"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4.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4.E13]"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4.E14]"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4.A15]" office:value-type="string" office:string-value="Multimédia, Scripts, Présentation, Navigation" calcext:value-type="string">
            <text:p>Multimédia, Scripts, Présentation, Navigation</text:p>
          </table:table-cell>
          <table:table-cell table:style-name="ce8" table:formula="of:=[P04.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4.E15]" office:value-type="string" office:string-value="Touche tabulation du clavier sur Firefox" calcext:value-type="string">
            <text:p>Touche tabulation du clavier sur Firefox</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4.A16]" office:value-type="string" office:string-value="Tableaux" calcext:value-type="string" table:number-columns-spanned="1" table:number-rows-spanned="2">
            <text:p>Tableaux</text:p>
          </table:table-cell>
          <table:table-cell table:style-name="ce8" table:formula="of:=[P04.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4.E16]"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4.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4.E17]"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4.A18]" office:value-type="string" office:string-value="Liens" calcext:value-type="string" table:number-columns-spanned="1" table:number-rows-spanned="2">
            <text:p>Liens</text:p>
          </table:table-cell>
          <table:table-cell table:style-name="ce8" table:formula="of:=[P04.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4.E18]"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4.E19]"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4.A20]" office:value-type="string" office:string-value="Éléments obligatoires" calcext:value-type="string" table:number-columns-spanned="1" table:number-rows-spanned="3">
            <text:p>Éléments obligatoires</text:p>
          </table:table-cell>
          <table:table-cell table:style-name="ce8" table:formula="of:=[P04.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4.E20]" office:value-type="string" office:string-value="Validateur HTML" calcext:value-type="string">
            <text:p>Validateur HTML</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4.E21]"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4.E22]"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3]" office:value-type="string" office:string-value="Structuration" calcext:value-type="string" table:number-columns-spanned="1" table:number-rows-spanned="2">
            <text:p>Structuration</text:p>
          </table:table-cell>
          <table:table-cell table:style-name="ce8" table:formula="of:=[P04.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4.E23]" office:value-type="string" office:string-value="HeadingsMap" calcext:value-type="string">
            <text:p>HeadingsMap</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4.E24]"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25]" office:value-type="string" office:string-value="Présentation" calcext:value-type="string" table:number-columns-spanned="1" table:number-rows-spanned="4">
            <text:p>Présentation</text:p>
          </table:table-cell>
          <table:table-cell table:style-name="ce8" table:formula="of:=[P04.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4.E25]"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4.E26]" office:value-type="string" office:string-value="Vérification manuelle + lecture du contenu" calcext:value-type="string">
            <text:p>Vérification manuelle + lecture du contenu</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4.E27]" office:value-type="string" office:string-value="Vue adaptative du navigateur - Comparaison entre 2 onglets" calcext:value-type="string">
            <text:p>Vue adaptative du navigateur - Comparaison entre 2 onglets</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4.E28]" office:value-type="string" office:string-value="Stylus (avec feuille de style pour tester l'espacement des caractères)" calcext:value-type="string">
            <text:p>Stylus (avec feuille de style pour tester l'espacement des caractères)</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9]" office:value-type="string" office:string-value="Formulaires" calcext:value-type="string" table:number-columns-spanned="1" table:number-rows-spanned="5">
            <text:p>Formulaires</text:p>
          </table:table-cell>
          <table:table-cell table:style-name="ce8" table:formula="of:=[P04.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4.E29]"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4.E30]"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4.E31]"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4.E32]"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4.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4.E33]"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34]" office:value-type="string" office:string-value="Navigation" calcext:value-type="string">
            <text:p>Navigation</text:p>
          </table:table-cell>
          <table:table-cell table:style-name="ce8" table:formula="of:=[P04.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4.E34]"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35]" office:value-type="string" office:string-value="Consultation" calcext:value-type="string" table:number-columns-spanned="1" table:number-rows-spanned="3">
            <text:p>Consultation</text:p>
          </table:table-cell>
          <table:table-cell table:style-name="ce8" table:formula="of:=[P04.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4.E35]"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4.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4.E36]"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P04.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4.E37]"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5.F4:P05.F37">
            <calcext:condition calcext:apply-style-name="Statut - Oui (problème détecté)" calcext:value="=&quot;Oui&quot;" calcext:base-cell-address="P05.F4"/>
            <calcext:condition calcext:apply-style-name="Statut - Non (problème non détecté)" calcext:value="=&quot;Non&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5.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5.A3]" office:value-type="string" office:string-value="Thématique(s) RGAA associée(s)" calcext:value-type="string">
            <text:p>Thématique(s) RGAA associée(s)</text:p>
          </table:table-cell>
          <table:table-cell table:style-name="En-tête_20_de_20_tableau" table:formula="of:=[P05.B3]" office:value-type="string" office:string-value="Numéro de règle" calcext:value-type="string">
            <text:p>Numéro de règle</text:p>
          </table:table-cell>
          <table:table-cell table:style-name="En-tête_20_de_20_tableau" table:formula="of:=[P05.C3]" office:value-type="string" office:string-value="Règle" calcext:value-type="string">
            <text:p>Règle</text:p>
          </table:table-cell>
          <table:table-cell table:style-name="En-tête_20_de_20_tableau" table:formula="of:=[P05.D3]" office:value-type="string" office:string-value="Critères RGAA ciblés" calcext:value-type="string">
            <text:p>Critères RGAA ciblés</text:p>
          </table:table-cell>
          <table:table-cell table:style-name="En-tête_20_de_20_tableau" table:formula="of:=[P05.E3]" office:value-type="string" office:string-value="Comment tester (outils)" calcext:value-type="string">
            <text:p>Comment tester (outils)</text:p>
          </table:table-cell>
          <table:table-cell table:style-name="En-tête_20_de_20_tableau" table:formula="of:=[P05.F3]" office:value-type="string" office:string-value="Problème détecté" calcext:value-type="string">
            <text:p>Problème détecté</text:p>
          </table:table-cell>
          <table:table-cell table:style-name="En-tête_20_de_20_tableau" table:formula="of:=[P05.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5.A4]" office:value-type="string" office:string-value="Images" calcext:value-type="string" table:number-columns-spanned="1" table:number-rows-spanned="4">
            <text:p>Images</text:p>
          </table:table-cell>
          <table:table-cell table:style-name="ce8" table:formula="of:=[P05.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5.E4]" office:value-type="string" office:string-value="– Web Developer Toolbar : « Display alt attributes »&#10;– Assistant RGAA" calcext:value-type="string">
            <text:p>– Web Developer Toolbar : « Display alt attributes »</text:p>
            <text:p>– 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5.E5]" office:value-type="string" office:string-value="– Web Developer Toolbar : « Display alt attributes »&#10;– Assistant RGAA" calcext:value-type="string">
            <text:p>– Web Developer Toolbar : « Display alt attributes »</text:p>
            <text:p>– 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5.E6]"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5.E7]"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8]" office:value-type="string" office:string-value="Cadres" calcext:value-type="string">
            <text:p>Cadres</text:p>
          </table:table-cell>
          <table:table-cell table:style-name="ce8" table:formula="of:=[P05.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5.E8]"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9]" office:value-type="string" office:string-value="Couleurs" calcext:value-type="string" table:number-columns-spanned="1" table:number-rows-spanned="2">
            <text:p>Couleurs</text:p>
          </table:table-cell>
          <table:table-cell table:style-name="ce8" table:formula="of:=[P05.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5.E9]"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5.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11]" office:value-type="string" office:string-value="Multimédia" calcext:value-type="string" table:number-columns-spanned="1" table:number-rows-spanned="4">
            <text:p>Multimédia</text:p>
          </table:table-cell>
          <table:table-cell table:style-name="ce8" table:formula="of:=[P05.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5.E11]"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5.E12]"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5.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5.E13]"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5.E14]"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5.A15]" office:value-type="string" office:string-value="Multimédia, Scripts, Présentation, Navigation" calcext:value-type="string">
            <text:p>Multimédia, Scripts, Présentation, Navigation</text:p>
          </table:table-cell>
          <table:table-cell table:style-name="ce8" table:formula="of:=[P05.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5.E15]" office:value-type="string" office:string-value="Touche tabulation du clavier sur Firefox" calcext:value-type="string">
            <text:p>Touche tabulation du clavier sur Firefox</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5.A16]" office:value-type="string" office:string-value="Tableaux" calcext:value-type="string" table:number-columns-spanned="1" table:number-rows-spanned="2">
            <text:p>Tableaux</text:p>
          </table:table-cell>
          <table:table-cell table:style-name="ce8" table:formula="of:=[P05.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5.E16]"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5.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5.E17]"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5.A18]" office:value-type="string" office:string-value="Liens" calcext:value-type="string" table:number-columns-spanned="1" table:number-rows-spanned="2">
            <text:p>Liens</text:p>
          </table:table-cell>
          <table:table-cell table:style-name="ce8" table:formula="of:=[P05.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5.E18]"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5.E19]"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5.A20]" office:value-type="string" office:string-value="Éléments obligatoires" calcext:value-type="string" table:number-columns-spanned="1" table:number-rows-spanned="3">
            <text:p>Éléments obligatoires</text:p>
          </table:table-cell>
          <table:table-cell table:style-name="ce8" table:formula="of:=[P05.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5.E20]" office:value-type="string" office:string-value="Validateur HTML" calcext:value-type="string">
            <text:p>Validateur HTML</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5.E21]"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5.E22]"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3]" office:value-type="string" office:string-value="Structuration" calcext:value-type="string" table:number-columns-spanned="1" table:number-rows-spanned="2">
            <text:p>Structuration</text:p>
          </table:table-cell>
          <table:table-cell table:style-name="ce8" table:formula="of:=[P05.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5.E23]" office:value-type="string" office:string-value="HeadingsMap" calcext:value-type="string">
            <text:p>HeadingsMap</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5.E24]"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25]" office:value-type="string" office:string-value="Présentation" calcext:value-type="string" table:number-columns-spanned="1" table:number-rows-spanned="4">
            <text:p>Présentation</text:p>
          </table:table-cell>
          <table:table-cell table:style-name="ce8" table:formula="of:=[P05.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5.E25]"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5.E26]" office:value-type="string" office:string-value="Vérification manuelle + lecture du contenu" calcext:value-type="string">
            <text:p>Vérification manuelle + lecture du contenu</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5.E27]" office:value-type="string" office:string-value="Vue adaptative du navigateur - Comparaison entre 2 onglets" calcext:value-type="string">
            <text:p>Vue adaptative du navigateur - Comparaison entre 2 onglets</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5.E28]" office:value-type="string" office:string-value="Stylus (avec feuille de style pour tester l'espacement des caractères)" calcext:value-type="string">
            <text:p>Stylus (avec feuille de style pour tester l'espacement des caractères)</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9]" office:value-type="string" office:string-value="Formulaires" calcext:value-type="string" table:number-columns-spanned="1" table:number-rows-spanned="5">
            <text:p>Formulaires</text:p>
          </table:table-cell>
          <table:table-cell table:style-name="ce8" table:formula="of:=[P05.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5.E29]"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5.E30]"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5.E31]" office:value-type="string" office:string-value="Assistant RGAA" calcext:value-type="string">
            <text:p>Assistant RGAA</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5.E32]"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5.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5.E33]"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34]" office:value-type="string" office:string-value="Navigation" calcext:value-type="string">
            <text:p>Navigation</text:p>
          </table:table-cell>
          <table:table-cell table:style-name="ce8" table:formula="of:=[P05.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5.E34]"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35]" office:value-type="string" office:string-value="Consultation" calcext:value-type="string" table:number-columns-spanned="1" table:number-rows-spanned="3">
            <text:p>Consultation</text:p>
          </table:table-cell>
          <table:table-cell table:style-name="ce8" table:formula="of:=[P05.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5.E35]"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5.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5.E36]"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P05.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5.E37]" office:value-type="string" office:string-value="Vérification manuelle" calcext:value-type="string">
            <text:p>Vérification manuelle</text:p>
          </table:table-cell>
          <table:table-cell table:style-name="ce13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6.F4:P06.F37">
            <calcext:condition calcext:apply-style-name="Statut - Oui (problème détecté)" calcext:value="=&quot;Oui&quot;" calcext:base-cell-address="P06.F4"/>
            <calcext:condition calcext:apply-style-name="Statut - Non (problème non détecté)" calcext:value="=&quot;Non&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6.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6.A3]" office:value-type="string" office:string-value="Thématique(s) RGAA associée(s)" calcext:value-type="string">
            <text:p>Thématique(s) RGAA associée(s)</text:p>
          </table:table-cell>
          <table:table-cell table:style-name="En-tête_20_de_20_tableau" table:formula="of:=[P06.B3]" office:value-type="string" office:string-value="Numéro de règle" calcext:value-type="string">
            <text:p>Numéro de règle</text:p>
          </table:table-cell>
          <table:table-cell table:style-name="En-tête_20_de_20_tableau" table:formula="of:=[P06.C3]" office:value-type="string" office:string-value="Règle" calcext:value-type="string">
            <text:p>Règle</text:p>
          </table:table-cell>
          <table:table-cell table:style-name="En-tête_20_de_20_tableau" table:formula="of:=[P06.D3]" office:value-type="string" office:string-value="Critères RGAA ciblés" calcext:value-type="string">
            <text:p>Critères RGAA ciblés</text:p>
          </table:table-cell>
          <table:table-cell table:style-name="En-tête_20_de_20_tableau" table:formula="of:=[P06.E3]" office:value-type="string" office:string-value="Comment tester (outils)" calcext:value-type="string">
            <text:p>Comment tester (outils)</text:p>
          </table:table-cell>
          <table:table-cell table:style-name="En-tête_20_de_20_tableau" table:formula="of:=[P06.F3]" office:value-type="string" office:string-value="Problème détecté" calcext:value-type="string">
            <text:p>Problème détecté</text:p>
          </table:table-cell>
          <table:table-cell table:style-name="En-tête_20_de_20_tableau" table:formula="of:=[P06.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6.A4]" office:value-type="string" office:string-value="Images" calcext:value-type="string" table:number-columns-spanned="1" table:number-rows-spanned="4">
            <text:p>Images</text:p>
          </table:table-cell>
          <table:table-cell table:style-name="ce8" table:formula="of:=[P06.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6.E4]" office:value-type="string" office:string-value="– Web Developer Toolbar : « Display alt attributes »&#10;– Assistant RGAA" calcext:value-type="string">
            <text:p>– Web Developer Toolbar : « Display alt attributes »</text:p>
            <text:p>– 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6.E5]" office:value-type="string" office:string-value="– Web Developer Toolbar : « Display alt attributes »&#10;– Assistant RGAA" calcext:value-type="string">
            <text:p>– Web Developer Toolbar : « Display alt attributes »</text:p>
            <text:p>– 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6.E6]" office:value-type="string" office:string-value="Vérification manuelle" calcext:value-type="string">
            <text:p>Vérification manuelle</text:p>
          </table:table-cell>
          <table:table-cell table:style-name="ce13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6.E7]"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8]" office:value-type="string" office:string-value="Cadres" calcext:value-type="string">
            <text:p>Cadres</text:p>
          </table:table-cell>
          <table:table-cell table:style-name="ce8" table:formula="of:=[P06.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6.E8]"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9]" office:value-type="string" office:string-value="Couleurs" calcext:value-type="string" table:number-columns-spanned="1" table:number-rows-spanned="2">
            <text:p>Couleurs</text:p>
          </table:table-cell>
          <table:table-cell table:style-name="ce8" table:formula="of:=[P06.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6.E9]"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6.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11]" office:value-type="string" office:string-value="Multimédia" calcext:value-type="string" table:number-columns-spanned="1" table:number-rows-spanned="4">
            <text:p>Multimédia</text:p>
          </table:table-cell>
          <table:table-cell table:style-name="ce8" table:formula="of:=[P06.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6.E11]"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6.E12]"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6.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6.E13]"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6.E14]"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6.A15]" office:value-type="string" office:string-value="Multimédia, Scripts, Présentation, Navigation" calcext:value-type="string">
            <text:p>Multimédia, Scripts, Présentation, Navigation</text:p>
          </table:table-cell>
          <table:table-cell table:style-name="ce8" table:formula="of:=[P06.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6.E15]" office:value-type="string" office:string-value="Touche tabulation du clavier sur Firefox" calcext:value-type="string">
            <text:p>Touche tabulation du clavier sur Firefox</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6.A16]" office:value-type="string" office:string-value="Tableaux" calcext:value-type="string" table:number-columns-spanned="1" table:number-rows-spanned="2">
            <text:p>Tableaux</text:p>
          </table:table-cell>
          <table:table-cell table:style-name="ce8" table:formula="of:=[P06.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6.E16]"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6.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6.E17]"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6.A18]" office:value-type="string" office:string-value="Liens" calcext:value-type="string" table:number-columns-spanned="1" table:number-rows-spanned="2">
            <text:p>Liens</text:p>
          </table:table-cell>
          <table:table-cell table:style-name="ce8" table:formula="of:=[P06.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6.E18]"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6.E19]"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6.A20]" office:value-type="string" office:string-value="Éléments obligatoires" calcext:value-type="string" table:number-columns-spanned="1" table:number-rows-spanned="3">
            <text:p>Éléments obligatoires</text:p>
          </table:table-cell>
          <table:table-cell table:style-name="ce8" table:formula="of:=[P06.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6.E20]" office:value-type="string" office:string-value="Validateur HTML" calcext:value-type="string">
            <text:p>Validateur HTML</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6.E21]"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6.E22]"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3]" office:value-type="string" office:string-value="Structuration" calcext:value-type="string" table:number-columns-spanned="1" table:number-rows-spanned="2">
            <text:p>Structuration</text:p>
          </table:table-cell>
          <table:table-cell table:style-name="ce8" table:formula="of:=[P06.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6.E23]" office:value-type="string" office:string-value="HeadingsMap" calcext:value-type="string">
            <text:p>HeadingsMap</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6.E24]"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25]" office:value-type="string" office:string-value="Présentation" calcext:value-type="string" table:number-columns-spanned="1" table:number-rows-spanned="4">
            <text:p>Présentation</text:p>
          </table:table-cell>
          <table:table-cell table:style-name="ce8" table:formula="of:=[P06.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6.E25]"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6.E26]" office:value-type="string" office:string-value="Vérification manuelle + lecture du contenu" calcext:value-type="string">
            <text:p>Vérification manuelle + lecture du contenu</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6.E27]" office:value-type="string" office:string-value="Vue adaptative du navigateur - Comparaison entre 2 onglets" calcext:value-type="string">
            <text:p>Vue adaptative du navigateur - Comparaison entre 2 onglets</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6.E28]" office:value-type="string" office:string-value="Stylus (avec feuille de style pour tester l'espacement des caractères)" calcext:value-type="string">
            <text:p>Stylus (avec feuille de style pour tester l'espacement des caractères)</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9]" office:value-type="string" office:string-value="Formulaires" calcext:value-type="string" table:number-columns-spanned="1" table:number-rows-spanned="5">
            <text:p>Formulaires</text:p>
          </table:table-cell>
          <table:table-cell table:style-name="ce8" table:formula="of:=[P06.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6.E29]"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P06.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6.E30]"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6">
          <table:covered-table-cell table:style-name="ce103"/>
          <table:table-cell table:style-name="ce8" table:formula="of:=[P06.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6.E31]"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0">
          <table:covered-table-cell table:style-name="ce103"/>
          <table:table-cell table:style-name="ce8" table:formula="of:=[P06.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6.E32]"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P06.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6.E33]"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34]" office:value-type="string" office:string-value="Navigation" calcext:value-type="string">
            <text:p>Navigation</text:p>
          </table:table-cell>
          <table:table-cell table:style-name="ce8" table:formula="of:=[P06.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6.E34]"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35]" office:value-type="string" office:string-value="Consultation" calcext:value-type="string" table:number-columns-spanned="1" table:number-rows-spanned="3">
            <text:p>Consultation</text:p>
          </table:table-cell>
          <table:table-cell table:style-name="ce8" table:formula="of:=[P06.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6.E35]"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12">
          <table:covered-table-cell table:style-name="ce103"/>
          <table:table-cell table:style-name="ce8" table:formula="of:=[P06.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6.E36]"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20">
          <table:covered-table-cell table:style-name="ce103"/>
          <table:table-cell table:style-name="ce8" table:formula="of:=[P06.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6.E37]"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7.F4:P07.F37">
            <calcext:condition calcext:apply-style-name="Statut - Oui (problème détecté)" calcext:value="=&quot;Oui&quot;" calcext:base-cell-address="P07.F4"/>
            <calcext:condition calcext:apply-style-name="Statut - Non (problème non détecté)" calcext:value="=&quot;Non&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7.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7.A3]" office:value-type="string" office:string-value="Thématique(s) RGAA associée(s)" calcext:value-type="string">
            <text:p>Thématique(s) RGAA associée(s)</text:p>
          </table:table-cell>
          <table:table-cell table:style-name="En-tête_20_de_20_tableau" table:formula="of:=[P07.B3]" office:value-type="string" office:string-value="Numéro de règle" calcext:value-type="string">
            <text:p>Numéro de règle</text:p>
          </table:table-cell>
          <table:table-cell table:style-name="En-tête_20_de_20_tableau" table:formula="of:=[P07.C3]" office:value-type="string" office:string-value="Règle" calcext:value-type="string">
            <text:p>Règle</text:p>
          </table:table-cell>
          <table:table-cell table:style-name="En-tête_20_de_20_tableau" table:formula="of:=[P07.D3]" office:value-type="string" office:string-value="Critères RGAA ciblés" calcext:value-type="string">
            <text:p>Critères RGAA ciblés</text:p>
          </table:table-cell>
          <table:table-cell table:style-name="En-tête_20_de_20_tableau" table:formula="of:=[P07.E3]" office:value-type="string" office:string-value="Comment tester (outils)" calcext:value-type="string">
            <text:p>Comment tester (outils)</text:p>
          </table:table-cell>
          <table:table-cell table:style-name="En-tête_20_de_20_tableau" table:formula="of:=[P07.F3]" office:value-type="string" office:string-value="Problème détecté" calcext:value-type="string">
            <text:p>Problème détecté</text:p>
          </table:table-cell>
          <table:table-cell table:style-name="En-tête_20_de_20_tableau" table:formula="of:=[P07.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7.A4]" office:value-type="string" office:string-value="Images" calcext:value-type="string" table:number-columns-spanned="1" table:number-rows-spanned="4">
            <text:p>Images</text:p>
          </table:table-cell>
          <table:table-cell table:style-name="ce8" table:formula="of:=[P07.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7.E4]" office:value-type="string" office:string-value="– Web Developer Toolbar : « Display alt attributes »&#10;– Assistant RGAA" calcext:value-type="string">
            <text:p>– Web Developer Toolbar : « Display alt attributes »</text:p>
            <text:p>– 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7.E5]" office:value-type="string" office:string-value="– Web Developer Toolbar : « Display alt attributes »&#10;– Assistant RGAA" calcext:value-type="string">
            <text:p>– Web Developer Toolbar : « Display alt attributes »</text:p>
            <text:p>– 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7.E6]" office:value-type="string" office:string-value="Vérification manuelle" calcext:value-type="string">
            <text:p>Vérification manuelle</text:p>
          </table:table-cell>
          <table:table-cell table:style-name="ce14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7.E7]"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8]" office:value-type="string" office:string-value="Cadres" calcext:value-type="string">
            <text:p>Cadres</text:p>
          </table:table-cell>
          <table:table-cell table:style-name="ce8" table:formula="of:=[P07.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7.E8]"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9]" office:value-type="string" office:string-value="Couleurs" calcext:value-type="string" table:number-columns-spanned="1" table:number-rows-spanned="2">
            <text:p>Couleurs</text:p>
          </table:table-cell>
          <table:table-cell table:style-name="ce8" table:formula="of:=[P07.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7.E9]"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7.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11]" office:value-type="string" office:string-value="Multimédia" calcext:value-type="string" table:number-columns-spanned="1" table:number-rows-spanned="4">
            <text:p>Multimédia</text:p>
          </table:table-cell>
          <table:table-cell table:style-name="ce8" table:formula="of:=[P07.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7.E11]"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7.E12]"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7.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7.E13]"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7.E14]"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7.A15]" office:value-type="string" office:string-value="Multimédia, Scripts, Présentation, Navigation" calcext:value-type="string">
            <text:p>Multimédia, Scripts, Présentation, Navigation</text:p>
          </table:table-cell>
          <table:table-cell table:style-name="ce8" table:formula="of:=[P07.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7.E15]" office:value-type="string" office:string-value="Touche tabulation du clavier sur Firefox" calcext:value-type="string">
            <text:p>Touche tabulation du clavier sur Firefox</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7.A16]" office:value-type="string" office:string-value="Tableaux" calcext:value-type="string" table:number-columns-spanned="1" table:number-rows-spanned="2">
            <text:p>Tableaux</text:p>
          </table:table-cell>
          <table:table-cell table:style-name="ce8" table:formula="of:=[P07.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7.E16]"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7.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7.E17]"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7.A18]" office:value-type="string" office:string-value="Liens" calcext:value-type="string" table:number-columns-spanned="1" table:number-rows-spanned="2">
            <text:p>Liens</text:p>
          </table:table-cell>
          <table:table-cell table:style-name="ce8" table:formula="of:=[P07.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7.E18]"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7.E19]"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7.A20]" office:value-type="string" office:string-value="Éléments obligatoires" calcext:value-type="string" table:number-columns-spanned="1" table:number-rows-spanned="3">
            <text:p>Éléments obligatoires</text:p>
          </table:table-cell>
          <table:table-cell table:style-name="ce8" table:formula="of:=[P07.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7.E20]" office:value-type="string" office:string-value="Validateur HTML" calcext:value-type="string">
            <text:p>Validateur HTML</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7.E21]"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7.E22]"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3]" office:value-type="string" office:string-value="Structuration" calcext:value-type="string" table:number-columns-spanned="1" table:number-rows-spanned="2">
            <text:p>Structuration</text:p>
          </table:table-cell>
          <table:table-cell table:style-name="ce8" table:formula="of:=[P07.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7.E23]" office:value-type="string" office:string-value="HeadingsMap" calcext:value-type="string">
            <text:p>HeadingsMap</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7.E24]"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25]" office:value-type="string" office:string-value="Présentation" calcext:value-type="string" table:number-columns-spanned="1" table:number-rows-spanned="4">
            <text:p>Présentation</text:p>
          </table:table-cell>
          <table:table-cell table:style-name="ce8" table:formula="of:=[P07.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7.E25]"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7.E26]" office:value-type="string" office:string-value="Vérification manuelle + lecture du contenu" calcext:value-type="string">
            <text:p>Vérification manuelle + lecture du contenu</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7.E27]" office:value-type="string" office:string-value="Vue adaptative du navigateur - Comparaison entre 2 onglets" calcext:value-type="string">
            <text:p>Vue adaptative du navigateur - Comparaison entre 2 onglets</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7.E28]" office:value-type="string" office:string-value="Stylus (avec feuille de style pour tester l'espacement des caractères)" calcext:value-type="string">
            <text:p>Stylus (avec feuille de style pour tester l'espacement des caractères)</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9]" office:value-type="string" office:string-value="Formulaires" calcext:value-type="string" table:number-columns-spanned="1" table:number-rows-spanned="5">
            <text:p>Formulaires</text:p>
          </table:table-cell>
          <table:table-cell table:style-name="ce8" table:formula="of:=[P07.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7.E29]"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7.E30]"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7.E31]" office:value-type="string" office:string-value="Assistant RGAA" calcext:value-type="string">
            <text:p>Assistant RGAA</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7.E32]"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7.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7.E33]"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34]" office:value-type="string" office:string-value="Navigation" calcext:value-type="string">
            <text:p>Navigation</text:p>
          </table:table-cell>
          <table:table-cell table:style-name="ce8" table:formula="of:=[P07.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7.E34]"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35]" office:value-type="string" office:string-value="Consultation" calcext:value-type="string" table:number-columns-spanned="1" table:number-rows-spanned="3">
            <text:p>Consultation</text:p>
          </table:table-cell>
          <table:table-cell table:style-name="ce8" table:formula="of:=[P07.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7.E35]"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7.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7.E36]"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P07.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7.E37]" office:value-type="string" office:string-value="Vérification manuelle" calcext:value-type="string">
            <text:p>Vérification manuelle</text:p>
          </table:table-cell>
          <table:table-cell table:style-name="ce140"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8.F4:P08.F37">
            <calcext:condition calcext:apply-style-name="Statut - Oui (problème détecté)" calcext:value="=&quot;Oui&quot;" calcext:base-cell-address="P08.F4"/>
            <calcext:condition calcext:apply-style-name="Statut - Non (problème non détecté)" calcext:value="=&quot;Non&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8.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8.A3]" office:value-type="string" office:string-value="Thématique(s) RGAA associée(s)" calcext:value-type="string">
            <text:p>Thématique(s) RGAA associée(s)</text:p>
          </table:table-cell>
          <table:table-cell table:style-name="En-tête_20_de_20_tableau" table:formula="of:=[P08.B3]" office:value-type="string" office:string-value="Numéro de règle" calcext:value-type="string">
            <text:p>Numéro de règle</text:p>
          </table:table-cell>
          <table:table-cell table:style-name="En-tête_20_de_20_tableau" table:formula="of:=[P08.C3]" office:value-type="string" office:string-value="Règle" calcext:value-type="string">
            <text:p>Règle</text:p>
          </table:table-cell>
          <table:table-cell table:style-name="En-tête_20_de_20_tableau" table:formula="of:=[P08.D3]" office:value-type="string" office:string-value="Critères RGAA ciblés" calcext:value-type="string">
            <text:p>Critères RGAA ciblés</text:p>
          </table:table-cell>
          <table:table-cell table:style-name="En-tête_20_de_20_tableau" table:formula="of:=[P08.E3]" office:value-type="string" office:string-value="Comment tester (outils)" calcext:value-type="string">
            <text:p>Comment tester (outils)</text:p>
          </table:table-cell>
          <table:table-cell table:style-name="En-tête_20_de_20_tableau" table:formula="of:=[P08.F3]" office:value-type="string" office:string-value="Problème détecté" calcext:value-type="string">
            <text:p>Problème détecté</text:p>
          </table:table-cell>
          <table:table-cell table:style-name="En-tête_20_de_20_tableau" table:formula="of:=[P08.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8.A4]" office:value-type="string" office:string-value="Images" calcext:value-type="string" table:number-columns-spanned="1" table:number-rows-spanned="4">
            <text:p>Images</text:p>
          </table:table-cell>
          <table:table-cell table:style-name="ce8" table:formula="of:=[P08.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8.E4]" office:value-type="string" office:string-value="– Web Developer Toolbar : « Display alt attributes »&#10;– Assistant RGAA" calcext:value-type="string">
            <text:p>– Web Developer Toolbar : « Display alt attributes »</text:p>
            <text:p>– 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8.E5]" office:value-type="string" office:string-value="– Web Developer Toolbar : « Display alt attributes »&#10;– Assistant RGAA" calcext:value-type="string">
            <text:p>– Web Developer Toolbar : « Display alt attributes »</text:p>
            <text:p>– 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8.E6]" office:value-type="string" office:string-value="Vérification manuelle" calcext:value-type="string">
            <text:p>Vérification manuelle</text:p>
          </table:table-cell>
          <table:table-cell table:style-name="ce143"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8.E7]"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8]" office:value-type="string" office:string-value="Cadres" calcext:value-type="string">
            <text:p>Cadres</text:p>
          </table:table-cell>
          <table:table-cell table:style-name="ce8" table:formula="of:=[P08.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8.E8]"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9]" office:value-type="string" office:string-value="Couleurs" calcext:value-type="string" table:number-columns-spanned="1" table:number-rows-spanned="2">
            <text:p>Couleurs</text:p>
          </table:table-cell>
          <table:table-cell table:style-name="ce8" table:formula="of:=[P08.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8.E9]"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8.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11]" office:value-type="string" office:string-value="Multimédia" calcext:value-type="string" table:number-columns-spanned="1" table:number-rows-spanned="4">
            <text:p>Multimédia</text:p>
          </table:table-cell>
          <table:table-cell table:style-name="ce8" table:formula="of:=[P08.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8.E11]"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8.E12]"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8.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8.E13]"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8.E14]"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8.A15]" office:value-type="string" office:string-value="Multimédia, Scripts, Présentation, Navigation" calcext:value-type="string">
            <text:p>Multimédia, Scripts, Présentation, Navigation</text:p>
          </table:table-cell>
          <table:table-cell table:style-name="ce8" table:formula="of:=[P08.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8.E15]" office:value-type="string" office:string-value="Touche tabulation du clavier sur Firefox" calcext:value-type="string">
            <text:p>Touche tabulation du clavier sur Firefox</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8.A16]" office:value-type="string" office:string-value="Tableaux" calcext:value-type="string" table:number-columns-spanned="1" table:number-rows-spanned="2">
            <text:p>Tableaux</text:p>
          </table:table-cell>
          <table:table-cell table:style-name="ce8" table:formula="of:=[P08.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8.E16]"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8.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8.E17]"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8.A18]" office:value-type="string" office:string-value="Liens" calcext:value-type="string" table:number-columns-spanned="1" table:number-rows-spanned="2">
            <text:p>Liens</text:p>
          </table:table-cell>
          <table:table-cell table:style-name="ce8" table:formula="of:=[P08.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8.E18]"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8.E19]"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8.A20]" office:value-type="string" office:string-value="Éléments obligatoires" calcext:value-type="string" table:number-columns-spanned="1" table:number-rows-spanned="3">
            <text:p>Éléments obligatoires</text:p>
          </table:table-cell>
          <table:table-cell table:style-name="ce8" table:formula="of:=[P08.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8.E20]" office:value-type="string" office:string-value="Validateur HTML" calcext:value-type="string">
            <text:p>Validateur HTML</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8.E21]"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8.E22]"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3]" office:value-type="string" office:string-value="Structuration" calcext:value-type="string" table:number-columns-spanned="1" table:number-rows-spanned="2">
            <text:p>Structuration</text:p>
          </table:table-cell>
          <table:table-cell table:style-name="ce8" table:formula="of:=[P08.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8.E23]" office:value-type="string" office:string-value="HeadingsMap" calcext:value-type="string">
            <text:p>HeadingsMap</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8.E24]"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25]" office:value-type="string" office:string-value="Présentation" calcext:value-type="string" table:number-columns-spanned="1" table:number-rows-spanned="4">
            <text:p>Présentation</text:p>
          </table:table-cell>
          <table:table-cell table:style-name="ce8" table:formula="of:=[P08.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8.E25]"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8.E26]" office:value-type="string" office:string-value="Vérification manuelle + lecture du contenu" calcext:value-type="string">
            <text:p>Vérification manuelle + lecture du contenu</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8.E27]" office:value-type="string" office:string-value="Vue adaptative du navigateur - Comparaison entre 2 onglets" calcext:value-type="string">
            <text:p>Vue adaptative du navigateur - Comparaison entre 2 onglets</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8.E28]" office:value-type="string" office:string-value="Stylus (avec feuille de style pour tester l'espacement des caractères)" calcext:value-type="string">
            <text:p>Stylus (avec feuille de style pour tester l'espacement des caractères)</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9]" office:value-type="string" office:string-value="Formulaires" calcext:value-type="string" table:number-columns-spanned="1" table:number-rows-spanned="5">
            <text:p>Formulaires</text:p>
          </table:table-cell>
          <table:table-cell table:style-name="ce8" table:formula="of:=[P08.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8.E29]"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8.E30]"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8.E31]"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8.E32]"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8.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8.E33]"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34]" office:value-type="string" office:string-value="Navigation" calcext:value-type="string">
            <text:p>Navigation</text:p>
          </table:table-cell>
          <table:table-cell table:style-name="ce8" table:formula="of:=[P08.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8.E34]"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35]" office:value-type="string" office:string-value="Consultation" calcext:value-type="string" table:number-columns-spanned="1" table:number-rows-spanned="3">
            <text:p>Consultation</text:p>
          </table:table-cell>
          <table:table-cell table:style-name="ce8" table:formula="of:=[P08.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8.E35]"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8.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8.E36]"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P08.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8.E37]"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9.F4:P09.F37">
            <calcext:condition calcext:apply-style-name="Statut - Oui (problème détecté)" calcext:value="=&quot;Oui&quot;" calcext:base-cell-address="P09.F4"/>
            <calcext:condition calcext:apply-style-name="Statut - Non (problème non détecté)" calcext:value="=&quot;Non&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9.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9.A3]" office:value-type="string" office:string-value="Thématique(s) RGAA associée(s)" calcext:value-type="string">
            <text:p>Thématique(s) RGAA associée(s)</text:p>
          </table:table-cell>
          <table:table-cell table:style-name="En-tête_20_de_20_tableau" table:formula="of:=[P09.B3]" office:value-type="string" office:string-value="Numéro de règle" calcext:value-type="string">
            <text:p>Numéro de règle</text:p>
          </table:table-cell>
          <table:table-cell table:style-name="En-tête_20_de_20_tableau" table:formula="of:=[P09.C3]" office:value-type="string" office:string-value="Règle" calcext:value-type="string">
            <text:p>Règle</text:p>
          </table:table-cell>
          <table:table-cell table:style-name="En-tête_20_de_20_tableau" table:formula="of:=[P09.D3]" office:value-type="string" office:string-value="Critères RGAA ciblés" calcext:value-type="string">
            <text:p>Critères RGAA ciblés</text:p>
          </table:table-cell>
          <table:table-cell table:style-name="En-tête_20_de_20_tableau" table:formula="of:=[P09.E3]" office:value-type="string" office:string-value="Comment tester (outils)" calcext:value-type="string">
            <text:p>Comment tester (outils)</text:p>
          </table:table-cell>
          <table:table-cell table:style-name="En-tête_20_de_20_tableau" table:formula="of:=[P09.F3]" office:value-type="string" office:string-value="Problème détecté" calcext:value-type="string">
            <text:p>Problème détecté</text:p>
          </table:table-cell>
          <table:table-cell table:style-name="En-tête_20_de_20_tableau" table:formula="of:=[P09.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9.A4]" office:value-type="string" office:string-value="Images" calcext:value-type="string" table:number-columns-spanned="1" table:number-rows-spanned="4">
            <text:p>Images</text:p>
          </table:table-cell>
          <table:table-cell table:style-name="ce8" table:formula="of:=[P09.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P09.E4]" office:value-type="string" office:string-value="– Web Developer Toolbar : « Display alt attributes »&#10;– Assistant RGAA" calcext:value-type="string">
            <text:p>– Web Developer Toolbar : « Display alt attributes »</text:p>
            <text:p>– 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P09.E5]" office:value-type="string" office:string-value="– Web Developer Toolbar : « Display alt attributes »&#10;– Assistant RGAA" calcext:value-type="string">
            <text:p>– Web Developer Toolbar : « Display alt attributes »</text:p>
            <text:p>– 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P09.E6]" office:value-type="string" office:string-value="Vérification manuelle" calcext:value-type="string">
            <text:p>Vérification manuelle</text:p>
          </table:table-cell>
          <table:table-cell table:style-name="ce14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P09.E7]"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8]" office:value-type="string" office:string-value="Cadres" calcext:value-type="string">
            <text:p>Cadres</text:p>
          </table:table-cell>
          <table:table-cell table:style-name="ce8" table:formula="of:=[P09.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P09.E8]"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9]" office:value-type="string" office:string-value="Couleurs" calcext:value-type="string" table:number-columns-spanned="1" table:number-rows-spanned="2">
            <text:p>Couleurs</text:p>
          </table:table-cell>
          <table:table-cell table:style-name="ce8" table:formula="of:=[P09.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P09.E9]"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P09.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11]" office:value-type="string" office:string-value="Multimédia" calcext:value-type="string" table:number-columns-spanned="1" table:number-rows-spanned="4">
            <text:p>Multimédia</text:p>
          </table:table-cell>
          <table:table-cell table:style-name="ce8" table:formula="of:=[P09.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P09.E11]"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P09.E12]"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7">
          <table:covered-table-cell table:style-name="En-tête_20_de_20_tableau"/>
          <table:table-cell table:style-name="ce8" table:formula="of:=[P09.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P09.E13]"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P09.E14]"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9.A15]" office:value-type="string" office:string-value="Multimédia, Scripts, Présentation, Navigation" calcext:value-type="string">
            <text:p>Multimédia, Scripts, Présentation, Navigation</text:p>
          </table:table-cell>
          <table:table-cell table:style-name="ce8" table:formula="of:=[P09.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P09.E15]" office:value-type="string" office:string-value="Touche tabulation du clavier sur Firefox" calcext:value-type="string">
            <text:p>Touche tabulation du clavier sur Firefox</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9.A16]" office:value-type="string" office:string-value="Tableaux" calcext:value-type="string" table:number-columns-spanned="1" table:number-rows-spanned="2">
            <text:p>Tableaux</text:p>
          </table:table-cell>
          <table:table-cell table:style-name="ce8" table:formula="of:=[P09.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P09.E16]"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9.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P09.E17]"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9.A18]" office:value-type="string" office:string-value="Liens" calcext:value-type="string" table:number-columns-spanned="1" table:number-rows-spanned="2">
            <text:p>Liens</text:p>
          </table:table-cell>
          <table:table-cell table:style-name="ce8" table:formula="of:=[P09.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P09.E18]"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P09.E19]"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8">
          <table:table-cell table:style-name="En-tête_20_de_20_tableau" table:formula="of:=[P09.A20]" office:value-type="string" office:string-value="Éléments obligatoires" calcext:value-type="string" table:number-columns-spanned="1" table:number-rows-spanned="3">
            <text:p>Éléments obligatoires</text:p>
          </table:table-cell>
          <table:table-cell table:style-name="ce8" table:formula="of:=[P09.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P09.E20]" office:value-type="string" office:string-value="Validateur HTML" calcext:value-type="string">
            <text:p>Validateur HTML</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P09.E21]"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P09.E22]"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3]" office:value-type="string" office:string-value="Structuration" calcext:value-type="string" table:number-columns-spanned="1" table:number-rows-spanned="2">
            <text:p>Structuration</text:p>
          </table:table-cell>
          <table:table-cell table:style-name="ce8" table:formula="of:=[P09.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P09.E23]" office:value-type="string" office:string-value="HeadingsMap" calcext:value-type="string">
            <text:p>HeadingsMap</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P09.E24]"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25]" office:value-type="string" office:string-value="Présentation" calcext:value-type="string" table:number-columns-spanned="1" table:number-rows-spanned="4">
            <text:p>Présentation</text:p>
          </table:table-cell>
          <table:table-cell table:style-name="ce8" table:formula="of:=[P09.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P09.E25]"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P09.E26]" office:value-type="string" office:string-value="Vérification manuelle + lecture du contenu" calcext:value-type="string">
            <text:p>Vérification manuelle + lecture du contenu</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P09.E27]" office:value-type="string" office:string-value="Vue adaptative du navigateur - Comparaison entre 2 onglets" calcext:value-type="string">
            <text:p>Vue adaptative du navigateur - Comparaison entre 2 onglets</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P09.E28]" office:value-type="string" office:string-value="Stylus (avec feuille de style pour tester l'espacement des caractères)" calcext:value-type="string">
            <text:p>Stylus (avec feuille de style pour tester l'espacement des caractères)</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9]" office:value-type="string" office:string-value="Formulaires" calcext:value-type="string" table:number-columns-spanned="1" table:number-rows-spanned="5">
            <text:p>Formulaires</text:p>
          </table:table-cell>
          <table:table-cell table:style-name="ce8" table:formula="of:=[P09.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P09.E29]"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P09.E30]"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P09.E31]" office:value-type="string" office:string-value="Assistant RGAA" calcext:value-type="string">
            <text:p>Assistant RGAA</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P09.E32]"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9.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P09.E33]"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34]" office:value-type="string" office:string-value="Navigation" calcext:value-type="string">
            <text:p>Navigation</text:p>
          </table:table-cell>
          <table:table-cell table:style-name="ce8" table:formula="of:=[P09.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P09.E34]"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35]" office:value-type="string" office:string-value="Consultation" calcext:value-type="string" table:number-columns-spanned="1" table:number-rows-spanned="3">
            <text:p>Consultation</text:p>
          </table:table-cell>
          <table:table-cell table:style-name="ce8" table:formula="of:=[P09.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P09.E35]"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9.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P09.E36]"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8" table:formula="of:=[P09.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6">– ou </text:span><text:span text:style-name="T3">L’utilisateur peut afficher et masquer le contenu en mouvement ;</text:span></text:p>
            <text:p><text:span text:style-name="T16">– ou </text:span><text:span text:style-name="T3">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P09.E37]" office:value-type="string" office:string-value="Vérification manuelle" calcext:value-type="string">
            <text:p>Vérification manuelle</text:p>
          </table:table-cell>
          <table:table-cell table:style-name="ce144"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10.F4:P10.F37">
            <calcext:condition calcext:apply-style-name="Statut - Oui (problème détecté)" calcext:value="=&quot;Oui&quot;" calcext:base-cell-address="P10.F4"/>
            <calcext:condition calcext:apply-style-name="Statut - Non (problème non détecté)" calcext:value="=&quot;Non&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3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7">00/00/0000</text:date>, <text:time style:data-style-name="N2" text:time-value="16:18:18.41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7T16:21:33.760000000</dc:date>
    <meta:editing-duration>P1DT2H22M30S</meta:editing-duration>
    <meta:editing-cycles>101</meta:editing-cycles>
    <meta:generator>LibreOffice/7.2.4.1$Windows_X86_64 LibreOffice_project/27d75539669ac387bb498e35313b970b7fe9c4f9</meta:generator>
    <meta:document-statistic meta:table-count="15" meta:cell-count="2179" meta:object-count="0"/>
  </office:meta>
</office:document-meta>
</file>